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icah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MICAH 1-3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DEPRAVITY OF JUDAH AND ISRAEL (2:1-2, 6-11; 3:1-5, 8-11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DEPRAVITY OF JUDAH AND ISRAEL (2:1-2, 6-11; 3:1-5, 8-11)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Among the laity (2:1-2, 6-10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Among the laity (2:1-2, 6-10)<text:s text:c="1"/></text:span><text:span text:style-name="a510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y continually plot evil (2:1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y practice fraud and violence (2:2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y reject the Holy Spirit (2:6-7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ey are insolent thieves (2:8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y mistreat widows and orphans (2:9-10).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THE DEPRAVITY OF JUDAH AND ISRAEL (2:1-2, 6-11; 3:1-5, 8-11)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Among the laity (2:1-2, 6-10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Among the leaders (2:11; 3:1-5, 8-11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2-tx-Title-and-Text" presentation:presentation-page-layout-name="Master1-PPL12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Among the leaders (2:11; 3:1-5, 8-11)<text:s text:c="1"/></text:span><text:span text:style-name="a549" text:class-names=""/></text:p>
          </draw:text-box>
          <svg:title/>
          <svg:desc/>
        </draw:frame>
        <draw:frame draw:id="id101" presentation:style-name="a573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y are drunken liars (2:11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y hate good and love evil (3:1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y devour the sheep (3:2-5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y despise justice (3:8-9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y shed innocent blood (3:10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y accept bribes (3:11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7" draw:style-name="a574" draw:master-page-name="Master1-Layout12-tx-Title-and-Text" presentation:presentation-page-layout-name="Master1-PPL12" draw:id="Slide-262">
        <draw:frame draw:id="id102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THE DEPRAVITY OF JUDAH AND ISRAEL (2:1-2, 6-11; 3:1-5, 8-11)<text:s text:c="1"/></text:span><text:span text:style-name="a576" text:class-names=""/></text:p>
          </draw:text-box>
          <svg:title/>
          <svg:desc/>
        </draw:frame>
        <draw:frame draw:id="id103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Among the laity (2:1-2, 6-10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Among the leaders (2:11; 3:1-5, 8-11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8" draw:style-name="a589" draw:master-page-name="Master1-Layout12-tx-Title-and-Text" presentation:presentation-page-layout-name="Master1-PPL12" draw:id="Slide-263">
        <draw:frame draw:id="id104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MICAH 1-3</text:span><text:span text:style-name="a591" text:class-names=""/></text:p>
          </draw:text-box>
          <svg:title/>
          <svg:desc/>
        </draw:frame>
        <draw:frame draw:id="id105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THE DEPRAVITY OF JUDAH AND ISRAEL (2:1-2, 6-11; 3:1-5, 8-11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THE DESTRUCTION OF JUDAH AND ISRAEL (1:1-16; 2:3-5; 3:6-7, 1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9" draw:style-name="a604" draw:master-page-name="Master1-Layout12-tx-Title-and-Text" presentation:presentation-page-layout-name="Master1-PPL12" draw:id="Slide-264">
        <draw:frame draw:id="id106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THE DESTRUCTION OF JUDAH AND ISRAEL (1:1-16; 2:3-5; 3:6-7, 12)<text:s text:c="1"/></text:span><text:span text:style-name="a606" text:class-names=""/></text:p>
          </draw:text-box>
          <svg:title/>
          <svg:desc/>
        </draw:frame>
        <draw:frame draw:id="id107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Judge (1:1-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judged (1:5-16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0" draw:style-name="a619" draw:master-page-name="Master1-Layout12-tx-Title-and-Text" presentation:presentation-page-layout-name="Master1-PPL12" draw:id="Slide-265">
        <draw:frame draw:id="id108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The judged (1:5-16)<text:s text:c="1"/></text:span><text:span text:style-name="a621" text:class-names=""/></text:p>
          </draw:text-box>
          <svg:title/>
          <svg:desc/>
        </draw:frame>
        <draw:frame draw:id="id109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Samaria (1:5-8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Judah (1:9-16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1" draw:style-name="a634" draw:master-page-name="Master1-Layout12-tx-Title-and-Text" presentation:presentation-page-layout-name="Master1-PPL12" draw:id="Slide-266">
        <draw:frame draw:id="id110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THE DESTRUCTION OF JUDAH AND ISRAEL (1:1-16; 2:3-5; 3:6-7, 12)<text:s text:c="1"/></text:span><text:span text:style-name="a636" text:class-names=""/></text:p>
          </draw:text-box>
          <svg:title/>
          <svg:desc/>
        </draw:frame>
        <draw:frame draw:id="id111" presentation:style-name="a651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Judge (1:1-4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judged (1:5-16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judgment (2:3-5; 3:6-7, 12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2" draw:style-name="a652" draw:master-page-name="Master1-Layout12-tx-Title-and-Text" presentation:presentation-page-layout-name="Master1-PPL12" draw:id="Slide-267">
        <draw:frame draw:id="id112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The judgment (2:3-5; 3:6-7, 12)<text:s text:c="1"/></text:span><text:span text:style-name="a654" text:class-names=""/></text:p>
          </draw:text-box>
          <svg:title/>
          <svg:desc/>
        </draw:frame>
        <draw:frame draw:id="id113" presentation:style-name="a672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Israel and Judah will be rewarded evil for evil (2:3).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ir enemies will mock them (2:4-5).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God will refuse to communicate with them (3:6-7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Both Jerusalem and the Temple will be destroyed (3:12)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3" draw:style-name="a673" draw:master-page-name="Master1-Layout12-tx-Title-and-Text" presentation:presentation-page-layout-name="Master1-PPL12" draw:id="Slide-268">
        <draw:frame draw:id="id114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THE DESTRUCTION OF JUDAH AND ISRAEL (1:1-16; 2:3-5; 3:6-7, 12)<text:s text:c="1"/></text:span><text:span text:style-name="a675" text:class-names=""/></text:p>
          </draw:text-box>
          <svg:title/>
          <svg:desc/>
        </draw:frame>
        <draw:frame draw:id="id115" presentation:style-name="a690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The Judge (1:1-4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judged (1:5-16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judgment (2:3-5; 3:6-7, 12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4" draw:style-name="a691" draw:master-page-name="Master1-Layout12-tx-Title-and-Text" presentation:presentation-page-layout-name="Master1-PPL12" draw:id="Slide-269">
        <draw:frame draw:id="id116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MICAH 1-3</text:span><text:span text:style-name="a693" text:class-names=""/></text:p>
          </draw:text-box>
          <svg:title/>
          <svg:desc/>
        </draw:frame>
        <draw:frame draw:id="id117" presentation:style-name="a708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THE DEPRAVITY OF JUDAH AND ISRAEL (2:1-2, 6-11; 3:1-5, 8-11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THE DESTRUCTION OF JUDAH AND ISRAEL (1:1-16; 2:3-5; 3:6-7, 12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THE DELIVERANCE OF JUDAH AND ISRAEL (2:12-13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5" draw:style-name="a709" draw:master-page-name="Master1-Layout12-tx-Title-and-Text" presentation:presentation-page-layout-name="Master1-PPL12" draw:id="Slide-270">
        <draw:frame draw:id="id118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THE DELIVERANCE OF JUDAH AND ISRAEL (2:12-13)<text:s text:c="1"/></text:span><text:span text:style-name="a711" text:class-names=""/></text:p>
          </draw:text-box>
          <svg:title/>
          <svg:desc/>
        </draw:frame>
        <draw:frame draw:id="id119" presentation:style-name="a723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They will be regathered (2:12).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y will be restored (2:13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6" draw:style-name="a724" draw:master-page-name="Master1-Layout12-tx-Title-and-Text" presentation:presentation-page-layout-name="Master1-PPL12" draw:id="Slide-271">
        <draw:frame draw:id="id120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MICAH 1-3</text:span><text:span text:style-name="a726" text:class-names=""/></text:p>
          </draw:text-box>
          <svg:title/>
          <svg:desc/>
        </draw:frame>
        <draw:frame draw:id="id121" presentation:style-name="a741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THE DEPRAVITY OF JUDAH AND ISRAEL (2:1-2, 6-11; 3:1-5, 8-11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THE DESTRUCTION OF JUDAH AND ISRAEL (1:1-16; 2:3-5; 3:6-7, 12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THE DELIVERANCE OF JUDAH AND ISRAEL (2:12-13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17" draw:style-name="a742" draw:master-page-name="Master1-Layout1-title-Title-Slide" presentation:presentation-page-layout-name="Master1-PPL1" draw:id="Slide-272">
        <draw:frame draw:id="id122" presentation:style-name="a746" draw:name="Title 1" svg:x="1.38in" svg:y="0.83in" svg:width="10.3in" svg:height="4.42in" presentation:class="title" presentation:placeholder="false">
          <draw:text-box>
            <text:p text:style-name="a745" text:class-names="" text:cond-style-name=""><text:span text:style-name="a743" text:class-names="">MICAH 4-5</text:span><text:span text:style-name="a744" text:class-names=""/></text:p>
          </draw:text-box>
          <svg:title/>
          <svg:desc/>
        </draw:frame>
        <draw:frame draw:id="id123" presentation:style-name="a751" draw:name="Subtitle 2" svg:x="1.38in" svg:y="5.25in" svg:width="10.3in" svg:height="1.85in" presentation:class="subtitle" presentation:placeholder="false">
          <draw:text-box>
            <text:p text:style-name="a748" text:class-names="" text:cond-style-name=""><text:span text:style-name="a747" text:class-names="">THE CAPTURE OF THE CITY OF DAVID (4:9-10a; 5:1)<text:s text:c="1"/></text:span></text:p>
            <text:p text:style-name="a750" text:class-names="" text:cond-style-name=""><text:span text:style-name="a749" text:class-names=""/></text:p>
          </draw:text-box>
          <svg:title/>
          <svg:desc/>
        </draw:frame>
      </draw:page>
      <draw:page draw:name="Slide18" draw:style-name="a752" draw:master-page-name="Master1-Layout12-tx-Title-and-Text" presentation:presentation-page-layout-name="Master1-PPL12" draw:id="Slide-273">
        <draw:frame draw:id="id124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THE CAPTURE OF THE CITY OF DAVID (4:9-10a; 5:1)<text:s text:c="1"/></text:span><text:span text:style-name="a754" text:class-names=""/></text:p>
          </draw:text-box>
          <svg:title/>
          <svg:desc/>
        </draw:frame>
        <draw:frame draw:id="id125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The defeat (5:1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deportation (4:9-10a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19" draw:style-name="a767" draw:master-page-name="Master1-Layout12-tx-Title-and-Text" presentation:presentation-page-layout-name="Master1-PPL12" draw:id="Slide-274">
        <draw:frame draw:id="id126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MICAH 4-5</text:span><text:span text:style-name="a769" text:class-names=""/></text:p>
          </draw:text-box>
          <svg:title/>
          <svg:desc/>
        </draw:frame>
        <draw:frame draw:id="id127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THE CAPTURE OF THE CITY OF DAVID (4:9-10a; 5:1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THE COMING OF THE SON OF DAVID (4:1-8, 10b-13; 5:2-15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0" draw:style-name="a782" draw:master-page-name="Master1-Layout1-title-Title-Slide" presentation:presentation-page-layout-name="Master1-PPL1" draw:id="Slide-275">
        <draw:frame draw:id="id128" presentation:style-name="a786" draw:name="Title 1" svg:x="1.38in" svg:y="0.83in" svg:width="10.3in" svg:height="4.42in" presentation:class="title" presentation:placeholder="false">
          <draw:text-box>
            <text:p text:style-name="a785" text:class-names="" text:cond-style-name=""><text:span text:style-name="a783" text:class-names="">THE COMING OF THE SON OF DAVID (4:1-8, 10b-13; 5:2-15)<text:s text:c="1"/></text:span><text:span text:style-name="a784" text:class-names=""/></text:p>
          </draw:text-box>
          <svg:title/>
          <svg:desc/>
        </draw:frame>
        <draw:frame draw:id="id129" presentation:style-name="a791" draw:name="Subtitle 2" svg:x="1.38in" svg:y="5.25in" svg:width="10.3in" svg:height="1.85in" presentation:class="subtitle" presentation:placeholder="false">
          <draw:text-box>
            <text:p text:style-name="a788" text:class-names="" text:cond-style-name=""><text:span text:style-name="a787" text:class-names=""><text:s text:c="1"/>Christ's first coming (5:2-3)<text:s text:c="1"/></text:span></text:p>
            <text:p text:style-name="a790" text:class-names="" text:cond-style-name=""><text:span text:style-name="a789" text:class-names=""/></text:p>
          </draw:text-box>
          <svg:title/>
          <svg:desc/>
        </draw:frame>
      </draw:page>
      <draw:page draw:name="Slide21" draw:style-name="a792" draw:master-page-name="Master1-Layout12-tx-Title-and-Text" presentation:presentation-page-layout-name="Master1-PPL12" draw:id="Slide-276">
        <draw:frame draw:id="id130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Christ's first coming (5:2-3)<text:s text:c="1"/></text:span><text:span text:style-name="a794" text:class-names=""/></text:p>
          </draw:text-box>
          <svg:title/>
          <svg:desc/>
        </draw:frame>
        <draw:frame draw:id="id131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His birth in Bethlehem (5:2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His rejection by Israel (5:3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2" draw:style-name="a807" draw:master-page-name="Master1-Layout12-tx-Title-and-Text" presentation:presentation-page-layout-name="Master1-PPL12" draw:id="Slide-277">
        <draw:frame draw:id="id132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THE COMING OF THE SON OF DAVID (4:1-8, 10b-13; 5:2-15)<text:s text:c="1"/></text:span><text:span text:style-name="a809" text:class-names=""/></text:p>
          </draw:text-box>
          <svg:title/>
          <svg:desc/>
        </draw:frame>
        <draw:frame draw:id="id133" presentation:style-name="a821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Christ's first coming (5:2-3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Christ's second coming (4:1-8, 10b-13; 5:4-15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3" draw:style-name="a822" draw:master-page-name="Master1-Layout13-twoColTx-Title-and-2-Column-Text" presentation:presentation-page-layout-name="Master1-PPL13" draw:id="Slide-278">
        <draw:frame draw:id="id134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<text:s text:c="1"/>Christ's second coming (4:1-8, 10b-13; 5:4-15)<text:s text:c="1"/></text:span><text:span text:style-name="a824" text:class-names=""/></text:p>
          </draw:text-box>
          <svg:title/>
          <svg:desc/>
        </draw:frame>
        <draw:frame draw:id="id135" presentation:style-name="a839" draw:name="Text Placeholder 2" svg:x="1.38021in" svg:y="2in" svg:width="4.61632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<text:s text:c="1"/>The Temple will become the universal worship center (4:1).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All nations will learn the Word of God (4:2).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Wars will cease (4:3-5).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  <draw:frame draw:id="id136" presentation:style-name="a855" draw:name="Text Placeholder 3" svg:x="6.16319in" svg:y="2in" svg:width="4.61632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exiles will be strengthened (4:6-7).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Israel will be reestablished in the land (4:8, 10b).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Israel's enemies will be destroyed (4:11-13; 5:5b-15).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King Jesus will meet all human needs (5:4-5a).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24" draw:style-name="a856" draw:master-page-name="Master1-Layout12-tx-Title-and-Text" presentation:presentation-page-layout-name="Master1-PPL12" draw:id="Slide-279">
        <draw:frame draw:id="id137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THE COMING OF THE SON OF DAVID (4:1-8, 10b-13; 5:2-15)<text:s text:c="1"/></text:span><text:span text:style-name="a858" text:class-names=""/></text:p>
          </draw:text-box>
          <svg:title/>
          <svg:desc/>
        </draw:frame>
        <draw:frame draw:id="id138" presentation:style-name="a870" draw:name="Text Placeholder 2" svg:x="1.38in" svg:y="2in" svg:width="9.4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Christ's first coming (5:2-3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Christ's second coming (4:1-8, 10b-13; 5:4-15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5" draw:style-name="a871" draw:master-page-name="Master1-Layout12-tx-Title-and-Text" presentation:presentation-page-layout-name="Master1-PPL12" draw:id="Slide-280">
        <draw:frame draw:id="id139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MICAH 4-5</text:span><text:span text:style-name="a873" text:class-names=""/></text:p>
          </draw:text-box>
          <svg:title/>
          <svg:desc/>
        </draw:frame>
        <draw:frame draw:id="id140" presentation:style-name="a885" draw:name="Text Placeholder 2" svg:x="1.38in" svg:y="2in" svg:width="9.4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THE CAPTURE OF THE CITY OF DAVID (4:9-10a; 5:1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THE COMING OF THE SON OF DAVID (4:1-8, 10b-13; 5:2-15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6" draw:style-name="a886" draw:master-page-name="Master1-Layout1-title-Title-Slide" presentation:presentation-page-layout-name="Master1-PPL1" draw:id="Slide-281">
        <draw:frame draw:id="id141" presentation:style-name="a890" draw:name="Title 1" svg:x="1.38in" svg:y="0.83in" svg:width="10.3in" svg:height="4.42in" presentation:class="title" presentation:placeholder="false">
          <draw:text-box>
            <text:p text:style-name="a889" text:class-names="" text:cond-style-name=""><text:span text:style-name="a887" text:class-names="">MICAH 6-7</text:span><text:span text:style-name="a888" text:class-names=""/></text:p>
          </draw:text-box>
          <svg:title/>
          <svg:desc/>
        </draw:frame>
        <draw:frame draw:id="id142" presentation:style-name="a895" draw:name="Subtitle 2" svg:x="1.38in" svg:y="5.25in" svg:width="10.3in" svg:height="1.85in" presentation:class="subtitle" presentation:placeholder="false">
          <draw:text-box>
            <text:p text:style-name="a892" text:class-names="" text:cond-style-name=""><text:span text:style-name="a891" text:class-names="">THE LORD AND ISRAEL (6:1-16; 7:1-6, 11-20)<text:s text:c="1"/></text:span></text:p>
            <text:p text:style-name="a894" text:class-names="" text:cond-style-name=""><text:span text:style-name="a893" text:class-names=""/></text:p>
          </draw:text-box>
          <svg:title/>
          <svg:desc/>
        </draw:frame>
      </draw:page>
      <draw:page draw:name="Slide27" draw:style-name="a896" draw:master-page-name="Master1-Layout1-title-Title-Slide" presentation:presentation-page-layout-name="Master1-PPL1" draw:id="Slide-282">
        <draw:frame draw:id="id143" presentation:style-name="a900" draw:name="Title 1" svg:x="1.38in" svg:y="0.83in" svg:width="10.3in" svg:height="4.42in" presentation:class="title" presentation:placeholder="false">
          <draw:text-box>
            <text:p text:style-name="a899" text:class-names="" text:cond-style-name=""><text:span text:style-name="a897" text:class-names="">THE LORD AND ISRAEL (6:1-16; 7:1-6, 11-20)<text:s text:c="1"/></text:span><text:span text:style-name="a898" text:class-names=""/></text:p>
          </draw:text-box>
          <svg:title/>
          <svg:desc/>
        </draw:frame>
        <draw:frame draw:id="id144" presentation:style-name="a905" draw:name="Subtitle 2" svg:x="1.38in" svg:y="5.25in" svg:width="10.3in" svg:height="1.85in" presentation:class="subtitle" presentation:placeholder="false">
          <draw:text-box>
            <text:p text:style-name="a902" text:class-names="" text:cond-style-name=""><text:span text:style-name="a901" text:class-names=""><text:s text:c="1"/>God's case against Israel (6:1-2, 10-12; 7:1-6)<text:s text:c="1"/></text:span></text:p>
            <text:p text:style-name="a904" text:class-names="" text:cond-style-name=""><text:span text:style-name="a903" text:class-names=""/></text:p>
          </draw:text-box>
          <svg:title/>
          <svg:desc/>
        </draw:frame>
      </draw:page>
      <draw:page draw:name="Slide28" draw:style-name="a906" draw:master-page-name="Master1-Layout12-tx-Title-and-Text" presentation:presentation-page-layout-name="Master1-PPL12" draw:id="Slide-283">
        <draw:frame draw:id="id145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<text:s text:c="1"/>God's case against Israel (6:1-2, 10-12; 7:1-6)<text:s text:c="1"/></text:span><text:span text:style-name="a908" text:class-names=""/></text:p>
          </draw:text-box>
          <svg:title/>
          <svg:desc/>
        </draw:frame>
        <draw:frame draw:id="id146" presentation:style-name="a920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<text:s text:c="1"/>The witnesses (6:1-2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The wickedness (6:10-12; 7:1-6)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29" draw:style-name="a921" draw:master-page-name="Master1-Layout13-twoColTx-Title-and-2-Column-Text" presentation:presentation-page-layout-name="Master1-PPL13" draw:id="Slide-284">
        <draw:frame draw:id="id147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<text:s text:c="1"/>The wickedness (6:10-12; 7:1-6)<text:s text:c="1"/></text:span><text:span text:style-name="a923" text:class-names=""/></text:p>
          </draw:text-box>
          <svg:title/>
          <svg:desc/>
        </draw:frame>
        <draw:frame draw:id="id148" presentation:style-name="a938" draw:name="Text Placeholder 2" svg:x="1.38021in" svg:y="2in" svg:width="4.61632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III-gotten gain (6:10-11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Violent lying (6:12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Nonexistent goodness (7:1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  <draw:frame draw:id="id149" presentation:style-name="a954" draw:name="Text Placeholder 3" svg:x="6.16319in" svg:y="2in" svg:width="4.61632in" svg:height="4.75868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9" text:class-names=""><text:s text:c="1"/>Shedding of innocent blood (7:2)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Taking of bribes (7:3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<text:s text:c="1"/>As harmful as briars and thorns (7:4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Betrayal by family and friends (7:5-6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</draw:page>
      <draw:page draw:name="Slide30" draw:style-name="a955" draw:master-page-name="Master1-Layout12-tx-Title-and-Text" presentation:presentation-page-layout-name="Master1-PPL12" draw:id="Slide-285">
        <draw:frame draw:id="id150" presentation:style-name="a959" draw:name="Title 1" svg:x="1.38in" svg:y="0.4in" svg:width="10.6in" svg:height="1.44965in" presentation:class="title" presentation:placeholder="false">
          <draw:text-box>
            <text:p text:style-name="a958" text:class-names="" text:cond-style-name=""><text:span text:style-name="a956" text:class-names=""><text:s text:c="1"/>God's case against Israel (6:1-2, 10-12; 7:1-6)<text:s text:c="1"/></text:span><text:span text:style-name="a957" text:class-names=""/></text:p>
          </draw:text-box>
          <svg:title/>
          <svg:desc/>
        </draw:frame>
        <draw:frame draw:id="id151" presentation:style-name="a969" draw:name="Text Placeholder 2" svg:x="1.38in" svg:y="2in" svg:width="9.4in" svg:height="4.75868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<text:s text:c="1"/>The witnesses (6:1-2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The wickedness (6:10-12; 7:1-6)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</draw:text-box>
          <svg:title/>
          <svg:desc/>
        </draw:frame>
      </draw:page>
      <draw:page draw:name="Slide31" draw:style-name="a970" draw:master-page-name="Master1-Layout12-tx-Title-and-Text" presentation:presentation-page-layout-name="Master1-PPL12" draw:id="Slide-286">
        <draw:frame draw:id="id152" presentation:style-name="a974" draw:name="Title 1" svg:x="1.38in" svg:y="0.4in" svg:width="10.6in" svg:height="1.44965in" presentation:class="title" presentation:placeholder="false">
          <draw:text-box>
            <text:p text:style-name="a973" text:class-names="" text:cond-style-name=""><text:span text:style-name="a971" text:class-names="">THE LORD AND ISRAEL (6:1-16; 7:1-6, 11-20)<text:s text:c="1"/></text:span><text:span text:style-name="a972" text:class-names=""/></text:p>
          </draw:text-box>
          <svg:title/>
          <svg:desc/>
        </draw:frame>
        <draw:frame draw:id="id153" presentation:style-name="a984" draw:name="Text Placeholder 2" svg:x="1.38in" svg:y="2in" svg:width="9.4in" svg:height="4.75868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<text:s text:c="1"/>God's case against Israel (6:1-2, 10-12; 7:1-6)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<text:s text:c="1"/>God's compassion for Israel (6:3-9)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/></text:p>
              </text:list-item>
            </text:list>
          </draw:text-box>
          <svg:title/>
          <svg:desc/>
        </draw:frame>
      </draw:page>
      <draw:page draw:name="Slide32" draw:style-name="a985" draw:master-page-name="Master1-Layout12-tx-Title-and-Text" presentation:presentation-page-layout-name="Master1-PPL12" draw:id="Slide-287">
        <draw:frame draw:id="id154" presentation:style-name="a989" draw:name="Title 1" svg:x="1.38in" svg:y="0.4in" svg:width="10.6in" svg:height="1.44965in" presentation:class="title" presentation:placeholder="false">
          <draw:text-box>
            <text:p text:style-name="a988" text:class-names="" text:cond-style-name=""><text:span text:style-name="a986" text:class-names=""><text:s text:c="1"/>God's compassion for Israel (6:3-9)<text:s text:c="1"/></text:span><text:span text:style-name="a987" text:class-names=""/></text:p>
          </draw:text-box>
          <svg:title/>
          <svg:desc/>
        </draw:frame>
        <draw:frame draw:id="id155" presentation:style-name="a999" draw:name="Text Placeholder 2" svg:x="1.38in" svg:y="2in" svg:width="9.4in" svg:height="4.75868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90" text:class-names=""><text:s text:c="1"/>In the past (6:3-5)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<text:s text:c="1"/>At the present (6:6-9):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</draw:text-box>
          <svg:title/>
          <svg:desc/>
        </draw:frame>
      </draw:page>
      <draw:page draw:name="Slide33" draw:style-name="a1000" draw:master-page-name="Master1-Layout12-tx-Title-and-Text" presentation:presentation-page-layout-name="Master1-PPL12" draw:id="Slide-288">
        <draw:frame draw:id="id156" presentation:style-name="a1004" draw:name="Title 1" svg:x="1.38in" svg:y="0.4in" svg:width="10.6in" svg:height="1.44965in" presentation:class="title" presentation:placeholder="false">
          <draw:text-box>
            <text:p text:style-name="a1003" text:class-names="" text:cond-style-name=""><text:span text:style-name="a1001" text:class-names="">THE LORD AND ISRAEL (6:1-16; 7:1-6, 11-20)<text:s text:c="1"/></text:span><text:span text:style-name="a1002" text:class-names=""/></text:p>
          </draw:text-box>
          <svg:title/>
          <svg:desc/>
        </draw:frame>
        <draw:frame draw:id="id157" presentation:style-name="a1017" draw:name="Text Placeholder 2" svg:x="1.38in" svg:y="2in" svg:width="9.4in" svg:height="4.75868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<text:s text:c="1"/>God's case against Israel (6:1-2, 10-12; 7:1-6)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God's compassion for Israel (6:3-9)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1"/>God's chastening of Israel (6:13-16; 7:13) 1.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</draw:text-box>
          <svg:title/>
          <svg:desc/>
        </draw:frame>
      </draw:page>
      <draw:page draw:name="Slide34" draw:style-name="a1018" draw:master-page-name="Master1-Layout12-tx-Title-and-Text" presentation:presentation-page-layout-name="Master1-PPL12" draw:id="Slide-289">
        <draw:frame draw:id="id158" presentation:style-name="a1022" draw:name="Title 1" svg:x="1.38in" svg:y="0.4in" svg:width="10.6in" svg:height="1.44965in" presentation:class="title" presentation:placeholder="false">
          <draw:text-box>
            <text:p text:style-name="a1021" text:class-names="" text:cond-style-name=""><text:span text:style-name="a1019" text:class-names=""><text:s text:c="1"/>God's chastening of Israel (6:13-16; 7:13) 1.<text:s text:c="1"/></text:span><text:span text:style-name="a1020" text:class-names=""/></text:p>
          </draw:text-box>
          <svg:title/>
          <svg:desc/>
        </draw:frame>
        <draw:frame draw:id="id159" presentation:style-name="a1035" draw:name="Text Placeholder 2" svg:x="1.38in" svg:y="2in" svg:width="9.4in" svg:height="4.75868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<text:s text:c="1"/>They will fail at whatever they do (6:14-15).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Misery will become their close companion (6:13).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<text:s text:c="1"/>Their enemies will treat them with contempt (6:16).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</draw:text-box>
          <svg:title/>
          <svg:desc/>
        </draw:frame>
      </draw:page>
      <draw:page draw:name="Slide35" draw:style-name="a1036" draw:master-page-name="Master1-Layout12-tx-Title-and-Text" presentation:presentation-page-layout-name="Master1-PPL12" draw:id="Slide-290">
        <draw:frame draw:id="id160" presentation:style-name="a1040" draw:name="Title 1" svg:x="1.38in" svg:y="0.4in" svg:width="10.6in" svg:height="1.44965in" presentation:class="title" presentation:placeholder="false">
          <draw:text-box>
            <text:p text:style-name="a1039" text:class-names="" text:cond-style-name=""><text:span text:style-name="a1037" text:class-names="">THE LORD AND ISRAEL (6:1-16; 7:1-6, 11-20)<text:s text:c="1"/></text:span><text:span text:style-name="a1038" text:class-names=""/></text:p>
          </draw:text-box>
          <svg:title/>
          <svg:desc/>
        </draw:frame>
        <draw:frame draw:id="id161" presentation:style-name="a1056" draw:name="Text Placeholder 2" svg:x="1.38in" svg:y="2in" svg:width="9.4in" svg:height="4.75868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<text:s text:c="1"/>God's case against Israel (6:1-2, 10-12; 7:1-6)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<text:s text:c="1"/>God's compassion for Israel (6:3-9)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God's chastening of Israel (6:13-16; 7:13) 1.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1"/>God's conversion of Israel (7:11-12, 14-20)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</draw:text-box>
          <svg:title/>
          <svg:desc/>
        </draw:frame>
      </draw:page>
      <draw:page draw:name="Slide36" draw:style-name="a1057" draw:master-page-name="Master1-Layout1-title-Title-Slide" presentation:presentation-page-layout-name="Master1-PPL1" draw:id="Slide-291">
        <draw:frame draw:id="id162" presentation:style-name="a1061" draw:name="Title 1" svg:x="1.38in" svg:y="0.83in" svg:width="10.3in" svg:height="4.42in" presentation:class="title" presentation:placeholder="false">
          <draw:text-box>
            <text:p text:style-name="a1060" text:class-names="" text:cond-style-name=""><text:span text:style-name="a1058" text:class-names=""><text:s text:c="1"/>God's conversion of Israel (7:11-12, 14-20)<text:s text:c="1"/></text:span><text:span text:style-name="a1059" text:class-names=""/></text:p>
          </draw:text-box>
          <svg:title/>
          <svg:desc/>
        </draw:frame>
        <draw:frame draw:id="id163" presentation:style-name="a1066" draw:name="Subtitle 2" svg:x="1.38in" svg:y="5.25in" svg:width="10.3in" svg:height="1.85in" presentation:class="subtitle" presentation:placeholder="false">
          <draw:text-box>
            <text:p text:style-name="a1063" text:class-names="" text:cond-style-name=""><text:span text:style-name="a1062" text:class-names=""><text:s text:c="1"/>The Millennium of God (7:11-12, 14-17)<text:s text:c="1"/></text:span></text:p>
            <text:p text:style-name="a1065" text:class-names="" text:cond-style-name=""><text:span text:style-name="a1064" text:class-names=""/></text:p>
          </draw:text-box>
          <svg:title/>
          <svg:desc/>
        </draw:frame>
      </draw:page>
      <draw:page draw:name="Slide37" draw:style-name="a1067" draw:master-page-name="Master1-Layout12-tx-Title-and-Text" presentation:presentation-page-layout-name="Master1-PPL12" draw:id="Slide-292">
        <draw:frame draw:id="id164" presentation:style-name="a1071" draw:name="Title 1" svg:x="1.38in" svg:y="0.4in" svg:width="10.6in" svg:height="1.44965in" presentation:class="title" presentation:placeholder="false">
          <draw:text-box>
            <text:p text:style-name="a1070" text:class-names="" text:cond-style-name=""><text:span text:style-name="a1068" text:class-names=""><text:s text:c="1"/>The Millennium of God (7:11-12, 14-17)<text:s text:c="1"/></text:span><text:span text:style-name="a1069" text:class-names=""/></text:p>
          </draw:text-box>
          <svg:title/>
          <svg:desc/>
        </draw:frame>
        <draw:frame draw:id="id165" presentation:style-name="a1087" draw:name="Text Placeholder 2" svg:x="1.38in" svg:y="2in" svg:width="9.4in" svg:height="4.75868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<text:s text:c="1"/>Their cities will be rebuilt (7:11)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<text:s text:c="1"/>Honor will come to them from the nations (7:12).<text:s text:c="1"/>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<text:s text:c="1"/>Peace and prosperity will be their lot (7:14).<text:s text:c="1"/>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<text:s text:c="1"/>Their foes will tremble before them (7:15-17).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</draw:page>
      <draw:page draw:name="Slide38" draw:style-name="a1088" draw:master-page-name="Master1-Layout12-tx-Title-and-Text" presentation:presentation-page-layout-name="Master1-PPL12" draw:id="Slide-293">
        <draw:frame draw:id="id166" presentation:style-name="a1092" draw:name="Title 1" svg:x="1.38in" svg:y="0.4in" svg:width="10.6in" svg:height="1.44965in" presentation:class="title" presentation:placeholder="false">
          <draw:text-box>
            <text:p text:style-name="a1091" text:class-names="" text:cond-style-name=""><text:span text:style-name="a1089" text:class-names=""><text:s text:c="1"/>God's conversion of Israel (7:11-12, 14-20)<text:s text:c="1"/></text:span><text:span text:style-name="a1090" text:class-names=""/></text:p>
          </draw:text-box>
          <svg:title/>
          <svg:desc/>
        </draw:frame>
        <draw:frame draw:id="id167" presentation:style-name="a1102" draw:name="Text Placeholder 2" svg:x="1.38in" svg:y="2in" svg:width="9.4in" svg:height="4.75868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93" text:class-names=""><text:s text:c="1"/>The Millennium of God (7:11-12, 14-17)<text:s text:c="1"/>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<text:s text:c="1"/>The God of the Millennium (7:18-20):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/></text:p>
              </text:list-item>
            </text:list>
          </draw:text-box>
          <svg:title/>
          <svg:desc/>
        </draw:frame>
      </draw:page>
      <draw:page draw:name="Slide39" draw:style-name="a1103" draw:master-page-name="Master1-Layout12-tx-Title-and-Text" presentation:presentation-page-layout-name="Master1-PPL12" draw:id="Slide-294">
        <draw:frame draw:id="id168" presentation:style-name="a1107" draw:name="Title 1" svg:x="1.38in" svg:y="0.4in" svg:width="10.6in" svg:height="1.44965in" presentation:class="title" presentation:placeholder="false">
          <draw:text-box>
            <text:p text:style-name="a1106" text:class-names="" text:cond-style-name=""><text:span text:style-name="a1104" text:class-names=""><text:s text:c="1"/>The God of the Millennium (7:18-20):<text:s text:c="1"/></text:span><text:span text:style-name="a1105" text:class-names=""/></text:p>
          </draw:text-box>
          <svg:title/>
          <svg:desc/>
        </draw:frame>
        <draw:frame draw:id="id169" presentation:style-name="a1126" draw:name="Text Placeholder 2" svg:x="1.38in" svg:y="2in" svg:width="9.4in" svg:height="4.75868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8" text:class-names=""><text:s text:c="1"/>He is unique (7:18a).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<text:s text:c="1"/>He does away with sin (7:18b).<text:s text:c="1"/>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<text:s text:c="1"/>He is merciful (7:18c).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He is compassionate (7:19).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<text:s text:c="1"/>He is faithful (7:20).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/></text:p>
              </text:list-item>
            </text:list>
          </draw:text-box>
          <svg:title/>
          <svg:desc/>
        </draw:frame>
      </draw:page>
      <draw:page draw:name="Slide40" draw:style-name="a1127" draw:master-page-name="Master1-Layout12-tx-Title-and-Text" presentation:presentation-page-layout-name="Master1-PPL12" draw:id="Slide-295">
        <draw:frame draw:id="id170" presentation:style-name="a1131" draw:name="Title 1" svg:x="1.38in" svg:y="0.4in" svg:width="10.6in" svg:height="1.44965in" presentation:class="title" presentation:placeholder="false">
          <draw:text-box>
            <text:p text:style-name="a1130" text:class-names="" text:cond-style-name=""><text:span text:style-name="a1128" text:class-names=""><text:s text:c="1"/>God's conversion of Israel (7:11-12, 14-20)<text:s text:c="1"/></text:span><text:span text:style-name="a1129" text:class-names=""/></text:p>
          </draw:text-box>
          <svg:title/>
          <svg:desc/>
        </draw:frame>
        <draw:frame draw:id="id171" presentation:style-name="a1141" draw:name="Text Placeholder 2" svg:x="1.38in" svg:y="2in" svg:width="9.4in" svg:height="4.75868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<text:s text:c="1"/>The Millennium of God (7:11-12, 14-17)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<text:s text:c="1"/>The God of the Millennium (7:18-20):<text:s text:c="1"/>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</draw:text-box>
          <svg:title/>
          <svg:desc/>
        </draw:frame>
      </draw:page>
      <draw:page draw:name="Slide41" draw:style-name="a1142" draw:master-page-name="Master1-Layout12-tx-Title-and-Text" presentation:presentation-page-layout-name="Master1-PPL12" draw:id="Slide-296">
        <draw:frame draw:id="id172" presentation:style-name="a1146" draw:name="Title 1" svg:x="1.38in" svg:y="0.4in" svg:width="10.6in" svg:height="1.44965in" presentation:class="title" presentation:placeholder="false">
          <draw:text-box>
            <text:p text:style-name="a1145" text:class-names="" text:cond-style-name=""><text:span text:style-name="a1143" text:class-names="">THE LORD AND ISRAEL (6:1-16; 7:1-6, 11-20)<text:s text:c="1"/></text:span><text:span text:style-name="a1144" text:class-names=""/></text:p>
          </draw:text-box>
          <svg:title/>
          <svg:desc/>
        </draw:frame>
        <draw:frame draw:id="id173" presentation:style-name="a1162" draw:name="Text Placeholder 2" svg:x="1.38in" svg:y="2in" svg:width="9.4in" svg:height="4.75868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7" text:class-names=""><text:s text:c="1"/>God's case against Israel (6:1-2, 10-12; 7:1-6)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<text:s text:c="1"/>God's compassion for Israel (6:3-9)<text:s text:c="1"/>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<text:s text:c="1"/>God's chastening of Israel (6:13-16; 7:13) 1.<text:s text:c="1"/>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<text:s text:c="1"/>God's conversion of Israel (7:11-12, 14-20)<text:s text:c="1"/>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</draw:text-box>
          <svg:title/>
          <svg:desc/>
        </draw:frame>
      </draw:page>
      <draw:page draw:name="Slide42" draw:style-name="a1163" draw:master-page-name="Master1-Layout12-tx-Title-and-Text" presentation:presentation-page-layout-name="Master1-PPL12" draw:id="Slide-297">
        <draw:frame draw:id="id174" presentation:style-name="a1167" draw:name="Title 1" svg:x="1.38in" svg:y="0.4in" svg:width="10.6in" svg:height="1.44965in" presentation:class="title" presentation:placeholder="false">
          <draw:text-box>
            <text:p text:style-name="a1166" text:class-names="" text:cond-style-name=""><text:span text:style-name="a1164" text:class-names="">MICAH 6-7</text:span><text:span text:style-name="a1165" text:class-names=""/></text:p>
          </draw:text-box>
          <svg:title/>
          <svg:desc/>
        </draw:frame>
        <draw:frame draw:id="id175" presentation:style-name="a1177" draw:name="Text Placeholder 2" svg:x="1.38in" svg:y="2in" svg:width="9.4in" svg:height="4.75868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8" text:class-names="">THE LORD AND ISRAEL (6:1-16; 7:1-6, 11-20)<text:s text:c="1"/>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THE LORD AND MICAH (7:7-10)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</draw:text-box>
          <svg:title/>
          <svg:desc/>
        </draw:frame>
      </draw:page>
      <draw:page draw:name="Slide43" draw:style-name="a1178" draw:master-page-name="Master1-Layout12-tx-Title-and-Text" presentation:presentation-page-layout-name="Master1-PPL12" draw:id="Slide-298">
        <draw:frame draw:id="id176" presentation:style-name="a1182" draw:name="Title 1" svg:x="1.38in" svg:y="0.4in" svg:width="10.6in" svg:height="1.44965in" presentation:class="title" presentation:placeholder="false">
          <draw:text-box>
            <text:p text:style-name="a1181" text:class-names="" text:cond-style-name=""><text:span text:style-name="a1179" text:class-names="">THE LORD AND MICAH (7:7-10)<text:s text:c="1"/></text:span><text:span text:style-name="a1180" text:class-names=""/></text:p>
          </draw:text-box>
          <svg:title/>
          <svg:desc/>
        </draw:frame>
        <draw:frame draw:id="id177" presentation:style-name="a1192" draw:name="Text Placeholder 2" svg:x="1.38in" svg:y="2in" svg:width="9.4in" svg:height="4.75868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a1183" text:class-names=""><text:s text:c="1"/>Micah's confession to God (7:9):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<text:s text:c="1"/>Micah's confidence in God (7:7-8, 10):<text:s text:c="1"/>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</draw:text-box>
          <svg:title/>
          <svg:desc/>
        </draw:frame>
      </draw:page>
      <draw:page draw:name="Slide44" draw:style-name="a1193" draw:master-page-name="Master1-Layout12-tx-Title-and-Text" presentation:presentation-page-layout-name="Master1-PPL12" draw:id="Slide-299">
        <draw:frame draw:id="id178" presentation:style-name="a1197" draw:name="Title 1" svg:x="1.38in" svg:y="0.4in" svg:width="10.6in" svg:height="1.44965in" presentation:class="title" presentation:placeholder="false">
          <draw:text-box>
            <text:p text:style-name="a1196" text:class-names="" text:cond-style-name=""><text:span text:style-name="a1194" text:class-names="">MICAH 6-7</text:span><text:span text:style-name="a1195" text:class-names=""/></text:p>
          </draw:text-box>
          <svg:title/>
          <svg:desc/>
        </draw:frame>
        <draw:frame draw:id="id179" presentation:style-name="a1207" draw:name="Text Placeholder 2" svg:x="1.38in" svg:y="2in" svg:width="9.4in" svg:height="4.75868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8" text:class-names="">THE LORD AND ISRAEL (6:1-16; 7:1-6, 11-20)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THE LORD AND MICAH (7:7-10)<text:s text:c="1"/>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</draw:text-box>
          <svg:title/>
          <svg:desc/>
        </draw:frame>
      </draw:page>
      <draw:page draw:name="Slide45" draw:style-name="a1208" draw:master-page-name="Master1-Layout1-title-Title-Slide" presentation:presentation-page-layout-name="Master1-PPL1" draw:id="Slide-300">
        <draw:frame draw:id="id180" presentation:style-name="a1212" draw:name="Title 1" svg:x="1.38in" svg:y="0.83in" svg:width="10.3in" svg:height="4.42in" presentation:class="title" presentation:placeholder="false">
          <draw:text-box>
            <text:p text:style-name="a1211" text:class-names="" text:cond-style-name=""><text:span text:style-name="a1209" text:class-names="">Micah</text:span><text:span text:style-name="a1210" text:class-names=""/></text:p>
          </draw:text-box>
          <svg:title/>
          <svg:desc/>
        </draw:frame>
        <draw:frame draw:id="id181" presentation:style-name="a121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icah</dc:title>
    <meta:initial-creator>David STRICKLAND</meta:initial-creator>
    <dc:creator>David STRICKLAND</dc:creator>
    <meta:creation-date>2020-02-23T23:17:10Z</meta:creation-date>
    <dc:date>2020-02-23T23:17:11Z</dc:date>
    <meta:template xlink:href="BibleStudy" xlink:type="simple"/>
    <meta:editing-cycles>1</meta:editing-cycles>
    <meta:editing-duration>PT1S</meta:editing-duration>
    <meta:document-statistic meta:paragraph-count="158" meta:word-count="1458"/>
  </office:meta>
</office:document-meta>
</file>